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or ejemplo, esto se puede lograr buscando instancias en B que tengan una etiqueta similar a la etiqueta de la instancia r. Como más de una instancia en B puede compartir la misma etiqueta, se necesita la fase de desambiguación. En esta fase, intentamos filtrar entre las instancias encontradas en B, aquellas que en realidad se refieren a la misma entidad en el mundo real como r. Ambas fases suponen que una mayor similitud entre dos recursos implica una mayor probabilidad de que los dos recursos se refieran a la misma entidad o pertenezcan a la misma clase.</text:p>
      <text:p text:style-name="Standard"/>
      <text:p text:style-name="Standard">Aquí presentamos un método llamado SERIMI. Nuestro enfoque utiliza algoritmos de coincidencia de cadenas de última generación para resolver la fase de selección, con una función innovadora de similitud para aproximar la noción de similitud durante la fase de desambiguación. Esta función está diseñada para funcionar incluso cuando no hay una alineación de ontología directa entre los conjuntos de datos de origen y destino que están interconectados. </text:p>
      <text:p text:style-name="Standard">Por ejemplo, SERIMI puede interconectar un conjunto de datos A que describe los aspectos sociales de los países con un conjunto de datos B que describe los aspectos geográficos de los países. Nuestro enfoque muestra una mejora considerable en la precisión y el recuerdo en comparación</text:p>
      <text:p text:style-name="Standard">a herramientas de última generación para la coincidencia e interconexión de instancias RDF.</text:p>
      <text:p text:style-name="Standard"/>
      <text:p text:style-name="Standard">El problema de coincidencia de instancias está comenzando a llamar la atención de la comunidad de la Web Semántica, ya que establecer correctamente los enlaces [2, 3] entre los conjuntos de datos RDF es un factor crítico de éxito para la Web Semántica, especialmente para la evolución de los LDC.</text:p>
      <text:p text:style-name="Standard">El problema de interconexión RDF implica una configuración particular del problema de coincidencia de instancia: la tarea es hacer coincidir los recursos RDF, en lugar de los registros de la base de datos, que representan la misma entidad en el mundo real. Aunque el problema de interconexión RDF comparte algunas características con el problema de vinculación de registros en el campo de la base de datos, difieren en muchos aspectos, causados por la flexibilidad del modelo RDF.</text:p>
      <text:p text:style-name="Standard"/>
      <text:p text:style-name="Standard">Con el fin de elaborar una metodología para detectar la similitud sintáctica y semántica en el contexto de la coincidencia de instancias en la Web Semántica, se enumeran tres técnicas principales en la literatura: reglas construidas manualmente, enfoques de aprendizaje supervisados ​​y no supervisados ​​Técnicas basadas en reglas construidas manualmente [4 ] requieren una comprensión clara de los esquemas de los conjuntos de datos de origen y destino que se van a interconectar. La falta de conocimiento sobre estos esquemas puede llevar al editor a escribir reglas excesivamente restrictivas, generando por lo tanto menos enlaces que sea posible; o escribir reglas excesivamente inclusivas que conduzcan a la ambigüedad entre los recursos seleccionados, lo que disminuye la precisión de la interconexión. Las técnicas supervisadas exigen la construcción de un conjunto de entrenamiento, que es una tarea no trivial. Es casi imposible concebir un conjunto de capacitación genérico para cubrir todo el universo heterogéneo de datos vinculados.</text:p>
      <text:p text:style-name="Standard">Las técnicas no supervisadas mezclan algoritmos de coincidencia de cadenas con otras técnicas, como el aprendizaje automático o los enfoques basados ​​en el conocimiento [30].</text:p>
      <text:p text:style-name="Standard">En este artículo describimos SERIMI, un enfoque no supervisado para resolver el problema de interconexión; y lo comparamos con RiMOM y ObjectCoref, ambas técnicas no supervisadas que intentan resolver el mismo problema.</text:p>
      <text:p text:style-name="Standard"/>
      <text:p text:style-name="Standard">En el contexto de los datos vinculados, el problema de la coincidencia de instancias se puede definir de la siguiente manera: dados dos conjuntos de datos RDF distintos A y B, encuentre pares de recursos, uno de A y otro de B, que se refieren a la misma entidad en un dominio dado . El proceso de encontrar esas correspondencias que llamamos coincidencia de instancia. El resultado de estas asignaciones nos referiremos de ahora en adelante como interconexión.</text:p>
      <text:p text:style-name="Standard"/>
      <text:p text:style-name="Standard"><text:soft-page-break/>Para resolver este problema de ambigüedad, proponemos un modelo innovador llamado Similitud de descripción de recursos, o RDS. La idea clave es complementar las coincidencias directas entre los conjuntos de datos de origen y destino con las relaciones de similitud entre los conjuntos de pseudohomónimos. RDS utiliza la intuición de que si seleccionamos dos o más recursos que son similares en el conjunto de datos de origen, y para cada uno de ellos hay un conjunto de recursos pseudo-homónimos en el conjunto de datos de destino, entonces la solución para cada conjunto de pseudo-homónimos es similar entre ellos. Indica que la solución al problema es el conjunto de recursos que son más similares entre los conjuntos de seudohomónimos.</text:p>
      <text:p text:style-name="Standard">La figura 1 ilustra esta intuición. Por lo tanto, el desafío es definir un modelo que se aproxime a la noción de similitud de esta manera.</text:p>
      <text:p text:style-name="Standard"/>
      <text:p text:style-name="Standard">Informalmente, DF (G, W) recupera la descripción de todos los recursos en W. Por ejemplo, DF (G, {r}) devuelve todos los triples con el sujeto r, en G. Observe que se puede aplicar una definición diferente de la función DF también. En este trabajo consideramos la función DF como se define en la Definición 5.</text:p>
      <text:p text:style-name="Standard"/>
      <text:p text:style-name="Standard">Informalmente, el conjunto de seudohomónimos de una etiqueta e está formado por todos los recursos que son similares a e basados en el valor de una propiedad p (en la práctica, p suele ser igual a predicados como: rdf: etiqueta, foaf: nombre, etc.) .</text:p>
      <text:p text:style-name="Standard"/>
      <text:p text:style-name="Standard">En el cálculo de D (X), O (X) y T (X), eliminamos los triples que tienen predicados que ocurren, para el mismo sujeto, con una cardinalidad C&gt; max (η, 5), donde η es igual a el promedio de la cardinalidad C entre todos los predicados de todos los triples encontrados en X. Esto elimina los triples ruidosos de los datos.</text:p>
      <text:p text:style-name="Standard"/>
      <text:p text:style-name="Standard">El modelo de contraste está compuesto por tres funciones de conjunto disjuntas. La función de escala f (A ∩ B) representa el conjunto de atributos comunes entre A y B. La función f (A - B) yf (B - A) representa el conjunto de atributos distintos entre A y B, y B y A , respectivamente. Las constantes α, β y λ permiten ponderar independientemente las comunalidades y diferencias en la medida de similitud. En nuestro caso, la función de escala f en el modelo de contraste denota una función que toma un conjunto x de atributos y devuelve su cardinalidad | x |.</text:p>
      <text:p text:style-name="Standard"/>
      <text:p text:style-name="Standard">--L. A. P. P. Leme, M. A. Casanova, K. K. Breitman, and A. L. Furtado. (2008). Evaluation</text:p>
      <text:p text:style-name="Standard">of similarity measures and heuristics for simple RDF schema matching. Technical Report</text:p>
      <text:p text:style-name="Standard">44/08, Dept. Informatics, PUC-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23:22:20.480052368</meta:creation-date>
    <dc:date>2019-08-25T23:01:59.217195726</dc:date>
    <meta:editing-duration>PT18M18S</meta:editing-duration>
    <meta:editing-cycles>3</meta:editing-cycles>
    <meta:generator>LibreOffice/6.2.6.2$Linux_X86_64 LibreOffice_project/20$Build-2</meta:generator>
    <meta:document-statistic meta:table-count="0" meta:image-count="0" meta:object-count="0" meta:page-count="2" meta:paragraph-count="19" meta:word-count="1082" meta:character-count="6588" meta:non-whitespace-character-count="5519"/>
  </office:meta>
</office:document-meta>
</file>